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16.303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align="center" fo:text-indent="0cm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4cm" svg:y="1.8cm" presentation:class="title" presentation:user-transformed="true">
          <draw:text-box>
            <text:p>Complete Python Developer Course<text:line-break/></text:p>
          </draw:text-box>
        </draw:frame>
        <draw:frame presentation:style-name="pr2" draw:text-style-name="P3" draw:layer="layout" svg:width="22.5cm" svg:height="16.303cm" svg:x="3.5cm" svg:y="3.497cm" presentation:class="subtitle" presentation:user-transformed="true">
          <draw:text-box>
            <text:p>Total lectures ; 330</text:p>
            <text:p>Total time ; 31 hours</text:p>
            <text:p/>
            <text:p/>
            <text:p text:style-name="P2"/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list text:style-name="L2">
              <text:list-header>
                <text:p text:style-name="P4">Completing Plan by lectures</text:p>
              </text:list-header>
            </text:list>
          </draw:text-box>
        </draw:frame>
        <draw:frame presentation:style-name="pr4" draw:layer="layout" svg:width="22.5cm" svg:height="9.134cm" svg:x="4.3cm" svg:y="4.666cm" presentation:class="outline" presentation:user-transformed="true">
          <draw:text-box>
            <text:list text:style-name="L2">
              <text:list-item>
                <text:p text:style-name="P4">If 10 lectures/day, 33 days</text:p>
              </text:list-item>
              <text:list-item>
                <text:p text:style-name="P4"><text:s/>If 5 lectures/day, 66 days</text:p>
              </text:list-item>
              <text:list-item>
                <text:p text:style-name="P4"><text:s/>If 3 lectures/day, 110 days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list text:style-name="L2">
              <text:list-header>
                <text:p text:style-name="P4"><text:s/>Completing Plan by Time</text:p>
              </text:list-header>
            </text:list>
          </draw:text-box>
        </draw:frame>
        <draw:frame presentation:style-name="pr4" draw:layer="layout" svg:width="22.5cm" svg:height="9.134cm" svg:x="4.4cm" svg:y="4.4cm" presentation:class="outline" presentation:user-transformed="true">
          <draw:text-box>
            <text:list text:style-name="L2">
              <text:list-item>
                <text:p text:style-name="P4">-&gt; At least 3 hours/day.</text:p>
              </text:list-item>
              <text:list-item>
                <text:p text:style-name="P4">-&gt; Time depends on the topics which you’re dealilng, so it’s a bad idea 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23:54:50.890383114</meta:creation-date>
    <meta:editing-duration>PT8M19S</meta:editing-duration>
    <meta:editing-cycles>3</meta:editing-cycles>
    <meta:generator>LibreOffice/6.4.7.2$Linux_X86_64 LibreOffice_project/40$Build-2</meta:generator>
    <dc:title>DNA</dc:title>
    <dc:date>2021-04-24T00:14:42.332640011</dc:date>
    <meta:document-statistic meta:object-count="34"/>
  </office:meta>
</office:document-meta>
</file>